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121.95pt"/>
    </style:style>
    <style:style style:name="co11" style:family="table-column">
      <style:table-column-properties fo:break-before="auto" style:column-width="112.71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97.99pt"/>
    </style:style>
    <style:style style:name="co14" style:family="table-column">
      <style:table-column-properties fo:break-before="auto" style:column-width="108.06pt"/>
    </style:style>
    <style:style style:name="co15" style:family="table-column">
      <style:table-column-properties fo:break-before="auto" style:column-width="107.29pt"/>
    </style:style>
    <style:style style:name="co16" style:family="table-column">
      <style:table-column-properties fo:break-before="auto" style:column-width="114.24pt"/>
    </style:style>
    <style:style style:name="co17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4pt" style:font-size-asian="14pt" style:font-size-complex="14pt"/>
    </style:style>
    <style:style style:name="ce6" style:family="table-cell" style:parent-style-name="Default" style:data-style-name="N99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style:font-size-asian="14pt" style:font-size-complex="14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oftma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5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lasses</text:p>
          </table:table-cell>
          <table:table-cell table:style-name="ce1" office:value-type="string" calcext:value-type="string">
            <text:p>Logits</text:p>
          </table:table-cell>
          <table:table-cell table:style-name="ce1" office:value-type="string" calcext:value-type="string">
            <text:p>EXP(Logits)</text:p>
          </table:table-cell>
          <table:table-cell table:style-name="ce1" office:value-type="string" calcext:value-type="string">
            <text:p>Sofmax</text:p>
          </table:table-cell>
          <table:table-cell table:style-name="ce1" office:value-type="string" calcext:value-type="string">
            <text:p>Predição</text:p>
          </table:table-cell>
        </table:table-row>
        <table:table-row table:style-name="ro3">
          <table:table-cell/>
          <table:table-cell table:style-name="ce2" office:value-type="string" calcext:value-type="string">
            <text:p>Cachorro</text:p>
          </table:table-cell>
          <table:table-cell table:style-name="ce2" table:formula="of:=RAND()*RANDBETWEEN(1;10)*IF(RAND() &lt; 0.5; -1; 1)" office:value-type="float" office:value="-0.886125716212542" calcext:value-type="float">
            <text:p>-0.886125716212542</text:p>
          </table:table-cell>
          <table:table-cell table:style-name="ce2" table:formula="of:=EXP([.C7])" office:value-type="float" office:value="0.412249835648279" calcext:value-type="float">
            <text:p>0.412249835648279</text:p>
          </table:table-cell>
          <table:table-cell table:style-name="ce2" table:formula="of:=[.D7]/[.$D$14]" office:value-type="float" office:value="0.00132749986735565" calcext:value-type="float">
            <text:p>0.001327499867356</text:p>
          </table:table-cell>
          <table:table-cell table:style-name="ce6" table:formula="of:=1=[.$E$13]" office:value-type="boolean" office:boolean-value="false" calcext:value-type="boolean">
            <text:p>FALSE</text:p>
          </table:table-cell>
        </table:table-row>
        <table:table-row table:style-name="ro3">
          <table:table-cell/>
          <table:table-cell table:style-name="ce2" office:value-type="string" calcext:value-type="string">
            <text:p>Gato</text:p>
          </table:table-cell>
          <table:table-cell table:style-name="ce2" table:formula="of:=RAND()*RANDBETWEEN(1;10)*IF(RAND() &lt; 0.5; -1; 1)" office:value-type="float" office:value="-0.615046720455002" calcext:value-type="float">
            <text:p>-0.615046720455002</text:p>
          </table:table-cell>
          <table:table-cell table:style-name="ce2" table:formula="of:=EXP([.C8])" office:value-type="float" office:value="0.540615636910742" calcext:value-type="float">
            <text:p>0.540615636910742</text:p>
          </table:table-cell>
          <table:table-cell table:style-name="ce2" table:formula="of:=[.D8]/[.$D$14]" office:value-type="float" office:value="0.00174085499672993" calcext:value-type="float">
            <text:p>0.00174085499673</text:p>
          </table:table-cell>
          <table:table-cell table:style-name="ce6" table:formula="of:=2=[.$E$13]" office:value-type="boolean" office:boolean-value="false" calcext:value-type="boolean">
            <text:p>FALSE</text:p>
          </table:table-cell>
        </table:table-row>
        <table:table-row table:style-name="ro3">
          <table:table-cell/>
          <table:table-cell table:style-name="ce2" office:value-type="string" calcext:value-type="string">
            <text:p>Carro</text:p>
          </table:table-cell>
          <table:table-cell table:style-name="ce2" table:formula="of:=RAND()*RANDBETWEEN(1;10)*IF(RAND() &lt; 0.5; -1; 1)" office:value-type="float" office:value="5.52239080614488" calcext:value-type="float">
            <text:p>5.52239080614488</text:p>
          </table:table-cell>
          <table:table-cell table:style-name="ce2" table:formula="of:=EXP([.C9])" office:value-type="float" office:value="250.232580190696" calcext:value-type="float">
            <text:p>250.232580190696</text:p>
          </table:table-cell>
          <table:table-cell table:style-name="ce2" table:formula="of:=[.D9]/[.$D$14]" office:value-type="float" office:value="0.805782533518392" calcext:value-type="float">
            <text:p>0.805782533518392</text:p>
          </table:table-cell>
          <table:table-cell table:style-name="ce6" table:formula="of:=3=[.$E$13]" office:value-type="boolean" office:boolean-value="true" calcext:value-type="boolean">
            <text:p>TRUE</text:p>
          </table:table-cell>
        </table:table-row>
        <table:table-row table:style-name="ro3">
          <table:table-cell/>
          <table:table-cell table:style-name="ce2" office:value-type="string" calcext:value-type="string">
            <text:p>Avião</text:p>
          </table:table-cell>
          <table:table-cell table:style-name="ce2" table:formula="of:=RAND()*RANDBETWEEN(1;10)*IF(RAND() &lt; 0.5; -1; 1)" office:value-type="float" office:value="4.0524931659937" calcext:value-type="float">
            <text:p>4.0524931659937</text:p>
          </table:table-cell>
          <table:table-cell table:style-name="ce2" table:formula="of:=EXP([.C10])" office:value-type="float" office:value="57.5407369695763" calcext:value-type="float">
            <text:p>57.5407369695763</text:p>
          </table:table-cell>
          <table:table-cell table:style-name="ce2" table:formula="of:=[.D10]/[.$D$14]" office:value-type="float" office:value="0.18528890514787" calcext:value-type="float">
            <text:p>0.18528890514787</text:p>
          </table:table-cell>
          <table:table-cell table:style-name="ce6" table:formula="of:=4=[.$E$13]" office:value-type="boolean" office:boolean-value="false" calcext:value-type="boolean">
            <text:p>FALSE</text:p>
          </table:table-cell>
        </table:table-row>
        <table:table-row table:style-name="ro3">
          <table:table-cell/>
          <table:table-cell table:style-name="ce2" office:value-type="string" calcext:value-type="string">
            <text:p>Pessoa</text:p>
          </table:table-cell>
          <table:table-cell table:style-name="ce2" table:formula="of:=RAND()*RANDBETWEEN(1;10)*IF(RAND() &lt; 0.5; -1; 1)" office:value-type="float" office:value="0.598761746271258" calcext:value-type="float">
            <text:p>0.598761746271258</text:p>
          </table:table-cell>
          <table:table-cell table:style-name="ce2" table:formula="of:=EXP([.C11])" office:value-type="float" office:value="1.81986395131746" calcext:value-type="float">
            <text:p>1.81986395131746</text:p>
          </table:table-cell>
          <table:table-cell table:style-name="ce2" table:formula="of:=[.D11]/[.$D$14]" office:value-type="float" office:value="0.00586020646965257" calcext:value-type="float">
            <text:p>0.005860206469653</text:p>
          </table:table-cell>
          <table:table-cell table:style-name="ce6" table:formula="of:=5=[.$E$13]" office:value-type="boolean" office:boolean-value="false" calcext:value-type="boolean">
            <text:p>FALSE</text:p>
          </table:table-cell>
        </table:table-row>
        <table:table-row table:style-name="ro3">
          <table:table-cell/>
          <table:table-cell table:style-name="ce3" table:number-columns-repeated="2"/>
          <table:table-cell/>
          <table:table-cell table:style-name="ce3" table:formula="of:=MAX([.E7:.E11])" office:value-type="float" office:value="0.805782533518392" calcext:value-type="float">
            <text:p>0.805782533518392</text:p>
          </table:table-cell>
          <table:table-cell table:style-name="ce3"/>
        </table:table-row>
        <table:table-row table:style-name="ro3">
          <table:table-cell/>
          <table:table-cell table:style-name="ce3" table:number-columns-repeated="3"/>
          <table:table-cell table:style-name="ce3" table:formula="of:=MATCH([.E12];[.E7:.E11])" office:value-type="float" office:value="3" calcext:value-type="float">
            <text:p>3</text:p>
          </table:table-cell>
          <table:table-cell table:style-name="ce3"/>
        </table:table-row>
        <table:table-row table:style-name="ro3">
          <table:table-cell/>
          <table:table-cell table:style-name="ce3"/>
          <table:table-cell table:style-name="ce4" office:value-type="string" calcext:value-type="string">
            <text:p>SUM(Logits)</text:p>
          </table:table-cell>
          <table:table-cell table:style-name="ce5" table:formula="of:=SUM([.D7:.D11])" office:value-type="float" office:value="310.546046584149" calcext:value-type="float">
            <text:p>310.546046584149</text:p>
          </table:table-cell>
          <table:table-cell table:style-name="ce3"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SUM(Softmax)</text:p>
          </table:table-cell>
          <table:table-cell table:style-name="ce5" table:formula="of:=SUM([.E7:.E11])" office:value-type="float" office:value="1" calcext:value-type="float">
            <text:p>1</text:p>
          </table:table-cell>
          <table:table-cell table:number-columns-repeated="2"/>
        </table:table-row>
      </table:table>
      <table:table table:name="TempScaling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5">
          <table:table-cell table:number-columns-repeated="10"/>
        </table:table-row>
        <table:table-row table:style-name="ro4">
          <table:table-cell table:number-columns-repeated="2"/>
          <table:table-cell table:style-name="ce1" office:value-type="string" calcext:value-type="string">
            <text:p>Temperature (T)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4"/>
          <table:table-cell table:style-name="ce1" office:value-type="string" calcext:value-type="string">
            <text:p>1 / 5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4"/>
          <table:table-cell table:style-name="ce8" table:formula="of:=1/5" office:value-type="float" office:value="0.2" calcext:value-type="float">
            <text:p>0.2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Logits</text:p>
          </table:table-cell>
          <table:table-cell table:style-name="ce1" office:value-type="string" calcext:value-type="string">
            <text:p>EXP(Logits)</text:p>
          </table:table-cell>
          <table:table-cell table:style-name="ce1" office:value-type="string" calcext:value-type="string">
            <text:p>Sofmax</text:p>
          </table:table-cell>
          <table:table-cell table:style-name="ce1" office:value-type="string" calcext:value-type="string">
            <text:p>Predição</text:p>
          </table:table-cell>
          <table:table-cell table:style-name="ce1" office:value-type="string" calcext:value-type="string">
            <text:p>Logits/T</text:p>
          </table:table-cell>
          <table:table-cell table:style-name="ce1" office:value-type="string" calcext:value-type="string">
            <text:p><text:span text:style-name="T1">EXP(</text:span><text:span text:style-name="T2">Logits/T)</text:span></text:p>
          </table:table-cell>
          <table:table-cell table:style-name="ce1" office:value-type="string" calcext:value-type="string">
            <text:p>Sofmax_T</text:p>
          </table:table-cell>
          <table:table-cell table:style-name="ce1" office:value-type="string" calcext:value-type="string">
            <text:p>Predição_T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chorro</text:p>
          </table:table-cell>
          <table:table-cell table:style-name="ce2" table:formula="of:=RAND()*RANDBETWEEN(1;10)*IF(RAND() &lt; 0.5; -1; 1)" office:value-type="float" office:value="-2.57869564782971" calcext:value-type="float">
            <text:p>-2.57869564782971</text:p>
          </table:table-cell>
          <table:table-cell table:style-name="ce2" table:formula="of:=EXP([.C13])" office:value-type="float" office:value="0.0758729044959454" calcext:value-type="float">
            <text:p>0.075872904495945</text:p>
          </table:table-cell>
          <table:table-cell table:style-name="ce2" table:formula="of:=[.D13]/[.$D$19]" office:value-type="float" office:value="0.000058732534735808" calcext:value-type="float">
            <text:p>5.8732534735808E-05</text:p>
          </table:table-cell>
          <table:table-cell table:style-name="ce6" table:formula="of:=[.A13]=MATCH(MAX([.$E$13:.$E$17]);[.$E$13:.$E$17])" office:value-type="boolean" office:boolean-value="false" calcext:value-type="boolean">
            <text:p>FALSE</text:p>
          </table:table-cell>
          <table:table-cell table:style-name="ce2" table:formula="of:=[.C13]/[.$D$6]" office:value-type="float" office:value="-1.28934782391486" calcext:value-type="float">
            <text:p>-1.28934782391486</text:p>
          </table:table-cell>
          <table:table-cell table:style-name="ce2" table:formula="of:=EXP([.G13])" office:value-type="float" office:value="0.275450366665113" calcext:value-type="float">
            <text:p>0.275450366665113</text:p>
          </table:table-cell>
          <table:table-cell table:style-name="ce2" table:formula="of:=[.H13]/[.$H$19]" office:value-type="float" office:value="0.00727763378220456" calcext:value-type="float">
            <text:p>0.007277633782205</text:p>
          </table:table-cell>
          <table:table-cell table:style-name="ce6" table:formula="of:=[.A13]=MATCH(MAX([.$I$13:.$I$17]);[.$I$13:.$I$17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ato</text:p>
          </table:table-cell>
          <table:table-cell table:style-name="ce2" table:formula="of:=RAND()*RANDBETWEEN(1;10)*IF(RAND() &lt; 0.5; -1; 1)" office:value-type="float" office:value="-3.78193759560045" calcext:value-type="float">
            <text:p>-3.78193759560045</text:p>
          </table:table-cell>
          <table:table-cell table:style-name="ce2" table:formula="of:=EXP([.C14])" office:value-type="float" office:value="0.0227785130922904" calcext:value-type="float">
            <text:p>0.022778513092291</text:p>
          </table:table-cell>
          <table:table-cell table:style-name="ce2" table:formula="of:=[.D14]/[.$D$19]" office:value-type="float" office:value="0.0000176326426451026" calcext:value-type="float">
            <text:p>1.76326426451026E-05</text:p>
          </table:table-cell>
          <table:table-cell table:style-name="ce6" table:formula="of:=[.A14]=MATCH(MAX([.$E$13:.$E$17]);[.$E$13:.$E$17])" office:value-type="boolean" office:boolean-value="false" calcext:value-type="boolean">
            <text:p>FALSE</text:p>
          </table:table-cell>
          <table:table-cell table:style-name="ce2" table:formula="of:=[.C14]/[.$D$6]" office:value-type="float" office:value="-1.89096879780022" calcext:value-type="float">
            <text:p>-1.89096879780022</text:p>
          </table:table-cell>
          <table:table-cell table:style-name="ce2" table:formula="of:=EXP([.G14])" office:value-type="float" office:value="0.150925521673077" calcext:value-type="float">
            <text:p>0.150925521673077</text:p>
          </table:table-cell>
          <table:table-cell table:style-name="ce2" table:formula="of:=[.H14]/[.$H$19]" office:value-type="float" office:value="0.00398758109645292" calcext:value-type="float">
            <text:p>0.003987581096453</text:p>
          </table:table-cell>
          <table:table-cell table:style-name="ce6" table:formula="of:=[.A14]=MATCH(MAX([.$I$13:.$I$17]);[.$I$13:.$I$17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arro</text:p>
          </table:table-cell>
          <table:table-cell table:style-name="ce2" table:formula="of:=RAND()*RANDBETWEEN(1;10)*IF(RAND() &lt; 0.5; -1; 1)" office:value-type="float" office:value="0.693589094117438" calcext:value-type="float">
            <text:p>0.693589094117438</text:p>
          </table:table-cell>
          <table:table-cell table:style-name="ce2" table:formula="of:=EXP([.C15])" office:value-type="float" office:value="2.00088402243135" calcext:value-type="float">
            <text:p>2.00088402243135</text:p>
          </table:table-cell>
          <table:table-cell table:style-name="ce2" table:formula="of:=[.D15]/[.$D$19]" office:value-type="float" office:value="0.00154886637239586" calcext:value-type="float">
            <text:p>0.001548866372396</text:p>
          </table:table-cell>
          <table:table-cell table:style-name="ce6" table:formula="of:=[.A15]=MATCH(MAX([.$E$13:.$E$17]);[.$E$13:.$E$17])" office:value-type="boolean" office:boolean-value="false" calcext:value-type="boolean">
            <text:p>FALSE</text:p>
          </table:table-cell>
          <table:table-cell table:style-name="ce2" table:formula="of:=[.C15]/[.$D$6]" office:value-type="float" office:value="0.346794547058719" calcext:value-type="float">
            <text:p>0.346794547058719</text:p>
          </table:table-cell>
          <table:table-cell table:style-name="ce2" table:formula="of:=EXP([.G15])" office:value-type="float" office:value="1.41452607697113" calcext:value-type="float">
            <text:p>1.41452607697113</text:p>
          </table:table-cell>
          <table:table-cell table:style-name="ce2" table:formula="of:=[.H15]/[.$H$19]" office:value-type="float" office:value="0.0373729862414383" calcext:value-type="float">
            <text:p>0.037372986241438</text:p>
          </table:table-cell>
          <table:table-cell table:style-name="ce6" table:formula="of:=[.A15]=MATCH(MAX([.$I$13:.$I$17]);[.$I$13:.$I$17])" office:value-type="boolean" office:boolean-value="false" calcext:value-type="boolean">
            <text:p>FALSE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vião</text:p>
          </table:table-cell>
          <table:table-cell table:style-name="ce2" table:formula="of:=RAND()*RANDBETWEEN(1;10)*IF(RAND() &lt; 0.5; -1; 1)" office:value-type="float" office:value="7.16218750316658" calcext:value-type="float">
            <text:p>7.16218750316658</text:p>
          </table:table-cell>
          <table:table-cell table:style-name="ce2" table:formula="of:=EXP([.C16])" office:value-type="float" office:value="1289.72913593695" calcext:value-type="float">
            <text:p>1289.72913593695</text:p>
          </table:table-cell>
          <table:table-cell table:style-name="ce2" table:formula="of:=[.D16]/[.$D$19]" office:value-type="float" office:value="0.998367754331172" calcext:value-type="float">
            <text:p>0.998367754331172</text:p>
          </table:table-cell>
          <table:table-cell table:style-name="ce6" table:formula="of:=[.A16]=MATCH(MAX([.$E$13:.$E$17]);[.$E$13:.$E$17])" office:value-type="boolean" office:boolean-value="false" calcext:value-type="boolean">
            <text:p>FALSE</text:p>
          </table:table-cell>
          <table:table-cell table:style-name="ce2" table:formula="of:=[.C16]/[.$D$6]" office:value-type="float" office:value="3.58109375158329" calcext:value-type="float">
            <text:p>3.58109375158329</text:p>
          </table:table-cell>
          <table:table-cell table:style-name="ce2" table:formula="of:=EXP([.G16])" office:value-type="float" office:value="35.9127990546121" calcext:value-type="float">
            <text:p>35.9127990546121</text:p>
          </table:table-cell>
          <table:table-cell table:style-name="ce2" table:formula="of:=[.H16]/[.$H$19]" office:value-type="float" office:value="0.948846802339258" calcext:value-type="float">
            <text:p>0.948846802339258</text:p>
          </table:table-cell>
          <table:table-cell table:style-name="ce6" table:formula="of:=[.A16]=MATCH(MAX([.$I$13:.$I$17]);[.$I$13:.$I$17])" office:value-type="boolean" office:boolean-value="true" calcext:value-type="boolean">
            <text:p>TRUE</text:p>
          </table:table-cell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essoa</text:p>
          </table:table-cell>
          <table:table-cell table:style-name="ce2" table:formula="of:=RAND()*RANDBETWEEN(1;10)*IF(RAND() &lt; 0.5; -1; 1)" office:value-type="float" office:value="-4.70376435062136" calcext:value-type="float">
            <text:p>-4.70376435062136</text:p>
          </table:table-cell>
          <table:table-cell table:style-name="ce2" table:formula="of:=EXP([.C17])" office:value-type="float" office:value="0.0090611036504669" calcext:value-type="float">
            <text:p>0.009061103650467</text:p>
          </table:table-cell>
          <table:table-cell table:style-name="ce2" table:formula="of:=[.D17]/[.$D$19]" office:value-type="float" office:value="0.00000701411905121207" calcext:value-type="float">
            <text:p>7.01411905121207E-06</text:p>
          </table:table-cell>
          <table:table-cell table:style-name="ce6" table:formula="of:=[.A17]=MATCH(MAX([.$E$13:.$E$17]);[.$E$13:.$E$17])" office:value-type="boolean" office:boolean-value="true" calcext:value-type="boolean">
            <text:p>TRUE</text:p>
          </table:table-cell>
          <table:table-cell table:style-name="ce2" table:formula="of:=[.C17]/[.$D$6]" office:value-type="float" office:value="-2.35188217531068" calcext:value-type="float">
            <text:p>-2.35188217531068</text:p>
          </table:table-cell>
          <table:table-cell table:style-name="ce2" table:formula="of:=EXP([.G17])" office:value-type="float" office:value="0.0951898295537234" calcext:value-type="float">
            <text:p>0.095189829553723</text:p>
          </table:table-cell>
          <table:table-cell table:style-name="ce2" table:formula="of:=[.H17]/[.$H$19]" office:value-type="float" office:value="0.00251499654064614" calcext:value-type="float">
            <text:p>0.002514996540646</text:p>
          </table:table-cell>
          <table:table-cell table:style-name="ce6" table:formula="of:=[.A17]=MATCH(MAX([.$I$13:.$I$17]);[.$I$13:.$I$17]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1" office:value-type="string" calcext:value-type="string">
            <text:p>SUM</text:p>
          </table:table-cell>
          <table:table-cell table:style-name="ce7" table:formula="of:=SUM([.C13:.C17])" office:value-type="float" office:value="-3.2086209967675" calcext:value-type="float">
            <text:p>-3.2086209967675</text:p>
          </table:table-cell>
          <table:table-cell table:style-name="ce7" table:formula="of:=SUM([.D13:.D17])" office:value-type="float" office:value="1291.83773248062" calcext:value-type="float">
            <text:p>1291.83773248062</text:p>
          </table:table-cell>
          <table:table-cell table:style-name="ce7" table:formula="of:=SUM([.E13:.E17])" office:value-type="float" office:value="1" calcext:value-type="float">
            <text:p>1</text:p>
          </table:table-cell>
          <table:table-cell table:style-name="ce7"/>
          <table:table-cell table:style-name="ce7" table:formula="of:=SUM([.G13:.G17])" office:value-type="float" office:value="-1.60431049838375" calcext:value-type="float">
            <text:p>-1.60431049838375</text:p>
          </table:table-cell>
          <table:table-cell table:style-name="ce7" table:formula="of:=SUM([.H13:.H17])" office:value-type="float" office:value="37.8488908494752" calcext:value-type="float">
            <text:p>37.8488908494752</text:p>
          </table:table-cell>
          <table:table-cell table:style-name="ce7" table:formula="of:=SUM([.I13:.I17])" office:value-type="float" office:value="1" calcext:value-type="float">
            <text:p>1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2:51:13.691497570</meta:creation-date>
    <dc:date>2019-04-04T23:20:11.107746589</dc:date>
    <meta:editing-duration>PT18M12S</meta:editing-duration>
    <meta:editing-cycles>8</meta:editing-cycles>
    <meta:generator>LibreOffice/6.0.6.2$Linux_X86_64 LibreOffice_project/00m0$Build-2</meta:generator>
    <meta:document-statistic meta:table-count="2" meta:cell-count="107" meta:object-count="0"/>
  </office:meta>
</office:document-meta>
</file>